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D000000FD000000FDD907CB16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6.773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>
      <style:table-cell-properties fo:background-color="#e6e6e6" fo:border="non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1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end" fo:margin-left="0cm"/>
      <style:text-properties style:font-name="Nimbus Sans L" style:font-name-asian="DejaVu Sans" style:font-name-complex="DejaVu Sans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 style:data-style-name="N0">
      <style:text-properties style:font-name="DejaVu Sans" style:font-name-asian="DejaVu Sans" style:font-name-complex="DejaVu Sans"/>
    </style:style>
    <style:style style:name="ce19" style:family="table-cell" style:parent-style-name="Default">
      <style:table-cell-properties fo:background-color="#e6e6e6" fo:border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ackground-color="#d9d9d9"/>
      <style:text-properties style:font-name="Nimbus Sans L" style:font-name-asian="DejaVu Sans" style:font-name-complex="DejaVu Sans"/>
    </style:style>
    <style:style style:name="ce27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Nimbus Sans L" style:font-name-asian="DejaVu Sans" style:font-name-complex="DejaVu Sans"/>
    </style:style>
    <style:style style:name="ce34" style:family="table-cell" style:parent-style-name="Default" style:data-style-name="N0">
      <style:table-cell-properties fo:background-color="transparent" fo:border="none"/>
      <style:text-properties style:font-name="DejaVu Sans" style:font-name-asian="DejaVu Sans" style:font-name-complex="DejaVu Sans"/>
    </style:style>
    <style:style style:name="ce3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37" style:family="table-cell" style:parent-style-name="Default" style:data-style-name="N0">
      <style:text-properties style:font-name="Nimbus Sans L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style-name="gr1" svg:width="41.671cm" svg:height="20.023cm" svg:x="4.533cm" svg:y="32.94cm">
            <draw:object draw:notify-on-update-of-ranges="Sheet1.C59:Sheet1.E59 Sheet1.F59:Sheet1.T59 Sheet1.C58:Sheet1.E58 Sheet1.F58:Sheet1.T58 Sheet1.C60:Sheet1.E60 Sheet1.F60:Sheet1.T60 Sheet1.C61:Sheet1.E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8"/>
        <table:table-column table:style-name="co1" table:default-cell-style-name="ce3"/>
        <table:table-column table:style-name="co1" table:default-cell-style-name="ce18"/>
        <table:table-column table:style-name="co1" table:number-columns-repeated="15" table:default-cell-style-name="ce3"/>
        <table:table-column table:style-name="co1" table:number-columns-repeated="1003" table:default-cell-style-name="ce18"/>
        <table:table-column table:style-name="co4" table:default-cell-style-name="ce18"/>
        <table:table-row table:style-name="ro2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32" office:value-type="date" office:date-value="2012-09-05">
            <text:p>05/09/12</text:p>
          </table:table-cell>
          <table:table-cell table:style-name="ce32" office:value-type="date" office:date-value="2012-09-06">
            <text:p>06/09/12</text:p>
          </table:table-cell>
          <table:table-cell table:style-name="ce32" office:value-type="date" office:date-value="2012-09-07">
            <text:p>07/09/12</text:p>
          </table:table-cell>
          <table:table-cell table:style-name="ce32" office:value-type="date" office:date-value="2012-09-08">
            <text:p>08/09/12</text:p>
          </table:table-cell>
          <table:table-cell table:style-name="ce32" office:value-type="date" office:date-value="2012-09-09">
            <text:p>09/09/12</text:p>
          </table:table-cell>
          <table:table-cell table:style-name="ce32" office:value-type="date" office:date-value="2012-09-10">
            <text:p>10/09/12</text:p>
          </table:table-cell>
          <table:table-cell table:style-name="ce32" office:value-type="date" office:date-value="2012-09-11">
            <text:p>11/09/12</text:p>
          </table:table-cell>
          <table:table-cell table:style-name="ce32" office:value-type="date" office:date-value="2012-09-12">
            <text:p>12/09/12</text:p>
          </table:table-cell>
          <table:table-cell table:style-name="ce32" office:value-type="date" office:date-value="2012-09-13">
            <text:p>13/09/12</text:p>
          </table:table-cell>
          <table:table-cell table:style-name="ce32" office:value-type="date" office:date-value="2012-09-14">
            <text:p>14/09/12</text:p>
          </table:table-cell>
          <table:table-cell table:style-name="ce32" office:value-type="date" office:date-value="2012-09-15">
            <text:p>15/09/12</text:p>
          </table:table-cell>
          <table:table-cell table:style-name="ce32" office:value-type="date" office:date-value="2012-09-16">
            <text:p>16/09/12</text:p>
          </table:table-cell>
          <table:table-cell table:style-name="ce32" office:value-type="date" office:date-value="2012-09-17">
            <text:p>17/09/12</text:p>
          </table:table-cell>
          <table:table-cell table:style-name="ce32" office:value-type="date" office:date-value="2012-09-18">
            <text:p>18/09/12</text:p>
          </table:table-cell>
          <table:table-cell table:style-name="ce32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5" table:style-name="ce5" office:value-type="float" office:value="1">
            <text:p>1</text:p>
          </table:table-cell>
          <table:table-cell table:style-name="ce5" table:number-columns-repeated="10"/>
          <table:table-cell table:style-name="ce34" table:number-columns-repeated="1004"/>
        </table:table-row>
        <table:table-row table:style-name="ro4">
          <table:table-cell table:number-columns-repeated="2" table:style-name="ce6" office:value-type="float" office:value="2">
            <text:p>2</text:p>
          </table:table-cell>
          <table:table-cell table:style-name="ce20" office:value-type="string">
            <text:p>Create Datastore object to hold Solar Panel information on GA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5" table:style-name="ce6" office:value-type="float" office:value="1">
            <text:p>1</text:p>
          </table:table-cell>
          <table:table-cell table:style-name="ce6" table:number-columns-repeated="10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Create Webservice for Inverter Information Lookup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5" table:style-name="ce6" office:value-type="float" office:value="1">
            <text:p>1</text:p>
          </table:table-cell>
          <table:table-cell table:style-name="ce6" table:number-columns-repeated="10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Create Datastore object to hold Inverter information on GA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5" table:style-name="ce6" office:value-type="float" office:value="1">
            <text:p>1</text:p>
          </table:table-cell>
          <table:table-cell table:style-name="ce6" table:number-columns-repeated="10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table:number-columns-repeated="10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20" office:value-type="string">
            <text:p>Create Unit Tests for Datastore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5" table:style-name="ce6" office:value-type="float" office:value="1">
            <text:p>1</text:p>
          </table:table-cell>
          <table:table-cell table:style-name="ce6" table:number-columns-repeated="10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Create Unit Tests for Webservice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5" table:style-name="ce6" office:value-type="float" office:value="1">
            <text:p>1</text:p>
          </table:table-cell>
          <table:table-cell table:style-name="ce6" table:number-columns-repeated="10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20" office:value-type="string">
            <text:p>Create Unit Tests for Webservice Client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5" table:style-name="ce6" office:value-type="float" office:value="1">
            <text:p>1</text:p>
          </table:table-cell>
          <table:table-cell table:style-name="ce6" table:number-columns-repeated="10"/>
          <table:table-cell table:style-name="ce3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5" table:style-name="ce5" office:value-type="float" office:value="2">
            <text:p>2</text:p>
          </table:table-cell>
          <table:table-cell table:style-name="ce5" table:number-columns-repeated="10"/>
          <table:table-cell table:style-name="ce34" table:number-columns-repeated="1004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5" table:style-name="ce7" office:value-type="float" office:value="2">
            <text:p>2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Create Unit Tests for UI elements to perform search and field population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5" table:style-name="ce8" office:value-type="float" office:value="2">
            <text:p>2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Develop mathematical model for efficiency loss on panel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table:number-columns-repeated="10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20" office:value-type="string">
            <text:p>Add algorithm into the SolarPanel Class so can be accessed in client directly, or used by the server for bulk calculation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5" table:style-name="ce6" office:value-type="float" office:value="1">
            <text:p>1</text:p>
          </table:table-cell>
          <table:table-cell table:style-name="ce6" table:number-columns-repeated="10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20" office:value-type="string">
            <text:p>Create Unit Tests mathematical mode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table:number-columns-repeated="10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Update UI (In Solar Panel Wizard) to display the loss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5" table:style-name="ce6" office:value-type="float" office:value="1">
            <text:p>1</text:p>
          </table:table-cell>
          <table:table-cell table:style-name="ce6" table:number-columns-repeated="10"/>
          <table:table-cell table:number-columns-repeated="1004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24" office:value-type="string">
            <text:p>Create Unit Tests for UI updates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5" table:style-name="ce10" office:value-type="float" office:value="1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5" table:style-name="ce7" office:value-type="float" office:value="2">
            <text:p>2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Create Unit Tests for UI elements to perform search and field population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Create UI element to allow searching for and retrieving information from the webservice, including population of fields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table:number-columns-repeated="10"/>
          <table:table-cell table:number-columns-repeated="1004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Create Unit Tests for UI elements to perform search and field population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5" table:style-name="ce10" office:value-type="float" office:value="1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4"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Modify Algorithm in webservice to take into account inverter life, and include replacement costs as needed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5" table:style-name="ce7" office:value-type="float" office:value="2">
            <text:p>2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UI elements to be able to handle both Daily and Monthly usage input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table:number-columns-repeated="10"/>
          <table:table-cell table:number-columns-repeated="1004"/>
        </table:table-row>
        <table:table-row table:style-name="ro4">
          <table:table-cell table:style-name="ce10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Modify Unit Tests for new functionality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5" table:style-name="ce10" office:value-type="float" office:value="1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Modify UI elements to be able to handle both Daily and hourly usage input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5" table:style-name="ce7" office:value-type="float" office:value="2">
            <text:p>2</text:p>
          </table:table-cell>
          <table:table-cell table:style-name="ce7" table:number-columns-repeated="10"/>
          <table:table-cell table:number-columns-repeated="1004"/>
        </table:table-row>
        <table:table-row table:style-name="ro4">
          <table:table-cell table:style-name="ce8" office:value-type="float" office:value="18">
            <text:p>18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UI elements to include display of solar panel distribution based on direction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table:number-columns-repeated="10"/>
          <table:table-cell table:number-columns-repeated="1004"/>
        </table:table-row>
        <table:table-row table:style-name="ro4">
          <table:table-cell table:style-name="ce10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Modify Unit Tests for new functionality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5" table:style-name="ce10" office:value-type="float" office:value="1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Darran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ce25" office:value-type="string">
            <text:p>Create Unit Tests for Clas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5" table:style-name="Default" office:value-type="float" office:value="1">
            <text:p>1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ce25" office:value-type="string">
            <text:p>Create Webservice for Location Information Lookup, Modifcation and Addition.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ce25" office:value-type="string">
            <text:p>Create Datastore object to hold Location information on GAE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ce25" office:value-type="string">
            <text:p>Create Unit Tests for Datastore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5" table:style-name="Default" office:value-type="float" office:value="1">
            <text:p>1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ce25" office:value-type="string">
            <text:p>Create Unit Tests for Webservice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5" table:style-name="Default" office:value-type="float" office:value="1">
            <text:p>1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ce25" office:value-type="string">
            <text:p>Create Unit Tests for Webservice Client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5" table:style-name="Default" office:value-type="float" office:value="1">
            <text:p>1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ce25" office:value-type="string">
            <text:p>Create UI elements to display Location Information, including fetching from webservice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ce25" office:value-type="string">
            <text:p>Create Unit Tests for UI elements to perform search and field population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5" table:style-name="Default" office:value-type="float" office:value="1">
            <text:p>1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ce25" office:value-type="string">
            <text:p>Update Calculation Algorithm on GAE to allow for locaiton information to enhance calculations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number-columns-repeated="5" table:style-name="Default" office:value-type="float" office:value="2">
            <text:p>2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ce25" office:value-type="string">
            <text:p>Modify Unit Test on <text:s/>Calculation Algorithm to take into account location information.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number-columns-repeated="5" table:style-name="Default" office:value-type="float" office:value="2">
            <text:p>2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ce25" office:value-type="string">
            <text:p>Create Dialog to manually enter Location Information, and allow saving of information to GAE.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ce8" office:value-type="float" office:value="25">
            <text:p>25</text:p>
          </table:table-cell>
          <table:table-cell table:style-name="ce8" office:value-type="float" office:value="13">
            <text:p>13</text:p>
          </table:table-cell>
          <table:table-cell table:style-name="ce22" office:value-type="string">
            <text:p>Create Unit Tests for UI elements to manually input information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arran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table:number-columns-repeated="10"/>
          <table:table-cell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26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Luke</text:p>
          </table:table-cell>
          <table:table-cell table:number-columns-repeated="5" table:style-name="ce11" office:value-type="float" office:value="1">
            <text:p>1</text:p>
          </table:table-cell>
          <table:table-cell table:style-name="ce33" table:number-columns-repeated="10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26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26" office:value-type="string">
            <text:p>Luke</text:p>
          </table:table-cell>
          <table:table-cell table:number-columns-repeated="5" table:style-name="ce11" office:value-type="float" office:value="4">
            <text:p>4</text:p>
          </table:table-cell>
          <table:table-cell table:style-name="ce33" table:number-columns-repeated="10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26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26" office:value-type="string">
            <text:p>Luke</text:p>
          </table:table-cell>
          <table:table-cell table:number-columns-repeated="5" table:style-name="ce11" office:value-type="float" office:value="3">
            <text:p>3</text:p>
          </table:table-cell>
          <table:table-cell table:style-name="ce33" table:number-columns-repeated="10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26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Luke</text:p>
          </table:table-cell>
          <table:table-cell table:number-columns-repeated="5" table:style-name="ce11" office:value-type="float" office:value="1">
            <text:p>1</text:p>
          </table:table-cell>
          <table:table-cell table:style-name="ce33" table:number-columns-repeated="10"/>
          <table:table-cell table:style-name="ce37" table:number-columns-repeated="1004"/>
        </table:table-row>
        <table:table-row table:style-name="ro4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27" office:value-type="string">
            <text:p>Modify result information to allow switch between monthly and annual savings. 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lex/Michael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table:number-columns-repeated="10"/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hael</text:p>
          </table:table-cell>
          <table:table-cell table:number-columns-repeated="5" table:style-name="ce13" office:value-type="float" office:value="1">
            <text:p>1</text:p>
          </table:table-cell>
          <table:table-cell table:style-name="ce13" table:number-columns-repeated="10"/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28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hael</text:p>
          </table:table-cell>
          <table:table-cell table:number-columns-repeated="5" table:style-name="ce13" office:value-type="float" office:value="1">
            <text:p>1</text:p>
          </table:table-cell>
          <table:table-cell table:style-name="ce13" table:number-columns-repeated="10"/>
          <table:table-cell table:number-columns-repeated="1004"/>
        </table:table-row>
        <table:table-row table:style-name="ro4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29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Alex/Michael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 table:number-columns-repeated="10"/>
          <table:table-cell table:number-columns-repeated="1004"/>
        </table:table-row>
        <table:table-row table:style-name="ro4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Wizard UI to have Sidebar navigato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Darra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24" office:value-type="string">
            <text:p>Create UI Tests for sideba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5" table:style-name="ce10" office:value-type="float" office:value="1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4">
          <table:table-cell table:style-name="Default" table:number-columns-repeated="20"/>
          <table:table-cell table:number-columns-repeated="1004"/>
        </table:table-row>
        <table:table-row table:style-name="ro4">
          <table:table-cell table:style-name="Default" table:number-columns-repeated="2"/>
          <table:table-cell table:style-name="ce25"/>
          <table:table-cell table:style-name="Default" table:number-columns-repeated="17"/>
          <table:table-cell table:number-columns-repeated="100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style-name="ce15" table:number-columns-repeated="2"/>
          <table:table-cell table:style-name="ce30" office:value-type="string">
            <text:p>Total Hours Remaining</text:p>
          </table:table-cell>
          <table:table-cell table:style-name="ce15"/>
          <table:table-cell table:style-name="ce30"/>
          <table:table-cell table:style-name="ce15" table:formula="of:=SUM([.F4:.F54])" office:value-type="float" office:value="74">
            <text:p>74</text:p>
          </table:table-cell>
          <table:table-cell table:style-name="ce15" table:formula="of:=SUM([.G4:.G54])" office:value-type="float" office:value="66">
            <text:p>66</text:p>
          </table:table-cell>
          <table:table-cell table:style-name="ce15" table:formula="of:=SUM([.H4:.H54])" office:value-type="float" office:value="66">
            <text:p>66</text:p>
          </table:table-cell>
          <table:table-cell table:style-name="ce15" table:formula="of:=SUM([.I4:.I54])" office:value-type="float" office:value="75">
            <text:p>75</text:p>
          </table:table-cell>
          <table:table-cell table:style-name="ce15" table:formula="of:=SUM([.J4:.J54])" office:value-type="float" office:value="64">
            <text:p>64</text:p>
          </table:table-cell>
          <table:table-cell table:style-name="ce15" table:formula="of:=SUM([.K4:.K54])" office:value-type="float" office:value="0">
            <text:p>0</text:p>
          </table:table-cell>
          <table:table-cell table:style-name="ce15" table:formula="of:=SUM([.L4:.L54])" office:value-type="float" office:value="0">
            <text:p>0</text:p>
          </table:table-cell>
          <table:table-cell table:style-name="ce15" table:formula="of:=SUM([.M4:.M54])" office:value-type="float" office:value="0">
            <text:p>0</text:p>
          </table:table-cell>
          <table:table-cell table:style-name="ce15" table:formula="of:=SUM([.N4:.N54])" office:value-type="float" office:value="0">
            <text:p>0</text:p>
          </table:table-cell>
          <table:table-cell table:style-name="ce15" table:formula="of:=SUM([.O4:.O54])" office:value-type="float" office:value="0">
            <text:p>0</text:p>
          </table:table-cell>
          <table:table-cell table:style-name="ce15" table:formula="of:=SUM([.P4:.P54])" office:value-type="float" office:value="0">
            <text:p>0</text:p>
          </table:table-cell>
          <table:table-cell table:style-name="ce15" table:formula="of:=SUM([.Q4:.Q54])" office:value-type="float" office:value="0">
            <text:p>0</text:p>
          </table:table-cell>
          <table:table-cell table:style-name="ce15" table:formula="of:=SUM([.R4:.R54])" office:value-type="float" office:value="0">
            <text:p>0</text:p>
          </table:table-cell>
          <table:table-cell table:style-name="ce15" table:formula="of:=SUM([.S4:.S54])" office:value-type="float" office:value="0">
            <text:p>0</text:p>
          </table:table-cell>
          <table:table-cell table:style-name="ce15" table:formula="of:=SUM([.T4:.T54])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Tasks Completed</text:p>
          </table:table-cell>
          <table:table-cell table:style-name="ce15"/>
          <table:table-cell table:style-name="ce30"/>
          <table:table-cell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10" table:style-name="ce15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Tasks Remaining</text:p>
          </table:table-cell>
          <table:table-cell table:style-name="ce15"/>
          <table:table-cell table:style-name="ce30"/>
          <table:table-cell table:style-name="ce15" table:formula="of:=COUNT([.D4:.D52])" office:value-type="float" office:value="49">
            <text:p>49</text:p>
          </table:table-cell>
          <table:table-cell table:style-name="ce15" table:formula="of:=[.F60]-[.G59]" office:value-type="float" office:value="45">
            <text:p>45</text:p>
          </table:table-cell>
          <table:table-cell table:style-name="ce15" table:formula="of:=[.G60]-[.H59]" office:value-type="float" office:value="45">
            <text:p>45</text:p>
          </table:table-cell>
          <table:table-cell table:style-name="ce15" table:formula="of:=[.H60]-[.I59]" office:value-type="float" office:value="45">
            <text:p>45</text:p>
          </table:table-cell>
          <table:table-cell table:style-name="ce15" table:formula="of:=[.I60]-[.J59]" office:value-type="float" office:value="43">
            <text:p>43</text:p>
          </table:table-cell>
          <table:table-cell table:style-name="ce15" table:formula="of:=[.J60]-[.K59]" office:value-type="float" office:value="43">
            <text:p>43</text:p>
          </table:table-cell>
          <table:table-cell table:style-name="ce15" table:formula="of:=[.K60]-[.L59]" office:value-type="float" office:value="43">
            <text:p>43</text:p>
          </table:table-cell>
          <table:table-cell table:style-name="ce15" table:formula="of:=[.L60]-[.M59]" office:value-type="float" office:value="43">
            <text:p>43</text:p>
          </table:table-cell>
          <table:table-cell table:style-name="ce15" table:formula="of:=[.M60]-[.N59]" office:value-type="float" office:value="43">
            <text:p>43</text:p>
          </table:table-cell>
          <table:table-cell table:style-name="ce15" table:formula="of:=[.N60]-[.O59]" office:value-type="float" office:value="43">
            <text:p>43</text:p>
          </table:table-cell>
          <table:table-cell table:style-name="ce15" table:formula="of:=[.O60]-[.P59]" office:value-type="float" office:value="43">
            <text:p>43</text:p>
          </table:table-cell>
          <table:table-cell table:style-name="ce15" table:formula="of:=[.P60]-[.Q59]" office:value-type="float" office:value="43">
            <text:p>43</text:p>
          </table:table-cell>
          <table:table-cell table:style-name="ce15" table:formula="of:=[.Q60]-[.R59]" office:value-type="float" office:value="43">
            <text:p>43</text:p>
          </table:table-cell>
          <table:table-cell table:style-name="ce15" table:formula="of:=[.R60]-[.S59]" office:value-type="float" office:value="43">
            <text:p>43</text:p>
          </table:table-cell>
          <table:table-cell table:style-name="ce15" table:formula="of:=[.S60]-[.T59]" office:value-type="float" office:value="43">
            <text:p>43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Ideal Burndown</text:p>
          </table:table-cell>
          <table:table-cell table:style-name="ce15"/>
          <table:table-cell table:style-name="ce30"/>
          <table:table-cell table:style-name="ce15" office:value-type="float" office:value="74">
            <text:p>74</text:p>
          </table:table-cell>
          <table:table-cell table:style-name="ce15" table:formula="of:=[.$F$61]-([.G62]*[.$F$61]/14)" office:value-type="float" office:value="68.7142857142857">
            <text:p>68.7142857143</text:p>
          </table:table-cell>
          <table:table-cell table:style-name="ce15" table:formula="of:=[.$F$61]-([.H62]*[.$F$61]/14)" office:value-type="float" office:value="63.4285714285714">
            <text:p>63.4285714286</text:p>
          </table:table-cell>
          <table:table-cell table:style-name="ce15" table:formula="of:=[.$F$61]-([.I62]*[.$F$61]/14)" office:value-type="float" office:value="58.1428571428571">
            <text:p>58.1428571429</text:p>
          </table:table-cell>
          <table:table-cell table:style-name="ce15" table:formula="of:=[.$F$61]-([.J62]*[.$F$61]/14)" office:value-type="float" office:value="52.8571428571429">
            <text:p>52.8571428571</text:p>
          </table:table-cell>
          <table:table-cell table:style-name="ce15" table:formula="of:=[.$F$61]-([.K62]*[.$F$61]/14)" office:value-type="float" office:value="47.5714285714286">
            <text:p>47.5714285714</text:p>
          </table:table-cell>
          <table:table-cell table:style-name="ce15" table:formula="of:=[.$F$61]-([.L62]*[.$F$61]/14)" office:value-type="float" office:value="42.2857142857143">
            <text:p>42.2857142857</text:p>
          </table:table-cell>
          <table:table-cell table:style-name="ce15" table:formula="of:=[.$F$61]-([.M62]*[.$F$61]/14)" office:value-type="float" office:value="37">
            <text:p>37</text:p>
          </table:table-cell>
          <table:table-cell table:style-name="ce15" table:formula="of:=[.$F$61]-([.N62]*[.$F$61]/14)" office:value-type="float" office:value="31.7142857142857">
            <text:p>31.7142857143</text:p>
          </table:table-cell>
          <table:table-cell table:style-name="ce15" table:formula="of:=[.$F$61]-([.O62]*[.$F$61]/14)" office:value-type="float" office:value="26.4285714285714">
            <text:p>26.4285714286</text:p>
          </table:table-cell>
          <table:table-cell table:style-name="ce15" table:formula="of:=[.$F$61]-([.P62]*[.$F$61]/14)" office:value-type="float" office:value="21.1428571428571">
            <text:p>21.1428571429</text:p>
          </table:table-cell>
          <table:table-cell table:style-name="ce15" table:formula="of:=[.$F$61]-([.Q62]*[.$F$61]/14)" office:value-type="float" office:value="15.8571428571429">
            <text:p>15.8571428571</text:p>
          </table:table-cell>
          <table:table-cell table:style-name="ce15" table:formula="of:=[.$F$61]-([.R62]*[.$F$61]/14)" office:value-type="float" office:value="10.5714285714286">
            <text:p>10.5714285714</text:p>
          </table:table-cell>
          <table:table-cell table:style-name="ce15" table:formula="of:=[.$F$61]-([.S62]*[.$F$61]/14)" office:value-type="float" office:value="5.28571428571429">
            <text:p>5.2857142857</text:p>
          </table:table-cell>
          <table:table-cell table:style-name="ce15" table:formula="of:=[.$F$61]-([.T62]*[.$F$61]/14)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Day</text:p>
          </table:table-cell>
          <table:table-cell table:style-name="ce15"/>
          <table:table-cell table:style-name="ce3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30" table:number-columns-repeated="100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0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ran Kartaschew</meta:initial-creator>
    <dc:creator>Darran Kartaschew</dc:creator>
    <meta:creation-date>2012-08-25T00:48:03Z</meta:creation-date>
    <dc:date>2012-09-10T00:04:11</dc:date>
    <meta:editing-cycles>36</meta:editing-cycles>
    <meta:editing-duration>PT3H7M6S</meta:editing-duration>
    <meta:document-statistic meta:table-count="3" meta:cell-count="5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>
        <chart:symbol-image xlink:href="Pictures/2000000D000000FD000000FDD907CB16.svm" xlink:type="simple" xlink:actuate="onLoad"/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39cm" svg:y="0.535cm" chart:style-name="ch2">
          <text:p>Burndown Chart</text:p>
        </chart:title>
        <chart:subtitle svg:x="20.051cm" svg:y="1.795cm" chart:style-name="ch3">
          <text:p>Iteration 2</text:p>
        </chart:subtitle>
        <chart:legend chart:legend-position="end" svg:x="36.459cm" svg:y="8.86cm" style:legend-expansion="high" chart:style-name="ch4"/>
        <chart:plot-area chart:style-name="ch5" table:cell-range-address="Sheet1.C58:Sheet1.T61" chart:data-source-has-labels="column" svg:x="1.898cm" svg:y="3.356cm" svg:width="32.895cm" svg:height="15.233cm">
          <chartooo:coordinate-region svg:x="2.467cm" svg:y="3.582cm" svg:width="32.326cm" svg:height="14.307cm"/>
          <chart:axis chart:dimension="x" chart:name="primary-x" chart:style-name="ch6">
            <chart:title svg:x="18.063cm" svg:y="18.989cm" chart:style-name="ch7">
              <text:p>Day</text:p>
            </chart:title>
          </chart:axis>
          <chart:axis chart:dimension="y" chart:name="primary-y" chart:style-name="ch8">
            <chart:title svg:x="0.451cm" svg:y="11.36cm" chart:style-name="ch9">
              <text:p>Hour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1.F59:Sheet1.T59" chart:label-cell-address="Sheet1.C59:Sheet1.E59" chart:class="chart:bar">
            <chart:data-point chart:repeated="15"/>
          </chart:series>
          <chart:series chart:attached-axis="primary-y" chart:style-name="ch13" chart:values-cell-range-address="Sheet1.F58:Sheet1.T58" chart:label-cell-address="Sheet1.C58:Sheet1.E58" chart:class="chart:line">
            <chart:data-point chart:repeated="15"/>
          </chart:series>
          <chart:series chart:attached-axis="primary-y" chart:style-name="ch14" chart:values-cell-range-address="Sheet1.F60:Sheet1.T60" chart:label-cell-address="Sheet1.C60:Sheet1.E60" chart:class="chart:line">
            <chart:data-point chart:repeated="15"/>
          </chart:series>
          <chart:series chart:attached-axis="primary-y" chart:style-name="ch15" chart:values-cell-range-address="Sheet1.F61:Sheet1.T61" chart:label-cell-address="Sheet1.C61:Sheet1.E61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text:list>
                  <text:list-item>
                    <text:p>Tasks Complete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9:Sheet1.E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text:list>
                  <text:list-item>
                    <text:p>Total Hour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8:Sheet1.E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text:list>
                  <text:list-item>
                    <text:p>Task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0:Sheet1.E60</svg:desc>
                </draw:g>
              </table:table-cell>
              <table:table-cell office:value-type="float" office:value="49">
                <text:p>49</text:p>
                <draw:g>
                  <svg:desc>Sheet1.F60:Sheet1.T6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Ideal Burndown</text:p>
                <text:list>
                  <text:list-item>
                    <text:p>Ideal Burndow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1:Sheet1.E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